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6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/>
        </table:table-row>
        <table:table-row table:style-name="ro1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3" table:formula="of:=SUM([.C14:.C53])" office:value-type="float" office:value="1408.86" calcext:value-type="float">
            <text:p>1408.86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/>
        </table:table-row>
        <table:table-row table:style-name="ro1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/>
        </table:table-row>
        <table:table-row table:style-name="ro1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/>
        </table:table-row>
        <table:table-row table:style-name="ro1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/>
        </table:table-row>
        <table:table-row table:style-name="ro1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1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style-name="ce1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table:style-name="ce1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/>
        </table:table-row>
        <table:table-row table:style-name="ro1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/>
        </table:table-row>
        <table:table-row table:style-name="ro1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/>
        </table:table-row>
        <table:table-row table:style-name="ro1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/>
        </table:table-row>
        <table:table-row table:style-name="ro1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/>
        </table:table-row>
        <table:table-row table:style-name="ro1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SUM([.C56:.C90])" office:value-type="float" office:value="4908.58" calcext:value-type="float">
            <text:p>4908.58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/>
        </table:table-row>
        <table:table-row table:style-name="ro1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formula="of:=SUM([.C93:.C95])" office:value-type="float" office:value="195.47" calcext:value-type="float">
            <text:p>195.47</text:p>
          </table:table-cell>
        </table:table-row>
        <table:table-row table:style-name="ro1">
          <table:table-cell office:value-type="string" calcext:value-type="string">
            <text:p>fiscal sponsor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6])" office:value-type="float" office:value="9860.27" calcext:value-type="float">
            <text:p>9860.27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/>
        </table:table-row>
        <table:table-row table:style-name="ro1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/>
        </table:table-row>
        <table:table-row table:style-name="ro1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/>
        </table:table-row>
        <table:table-row table:style-name="ro1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/>
        </table:table-row>
        <table:table-row table:style-name="ro1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/>
        </table:table-row>
        <table:table-row table:style-name="ro1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/>
        </table:table-row>
        <table:table-row table:style-name="ro1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0])" office:value-type="float" office:value="-9581.11" calcext:value-type="float">
            <text:p>-9581.11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2])" office:value-type="float" office:value="279.159999999998" calcext:value-type="float">
            <text:p>279.1599999999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2T22:34:35.807752710</meta:creation-date>
    <dc:date>2022-03-12T22:37:00.711488506</dc:date>
    <meta:editing-duration>PT2M25S</meta:editing-duration>
    <meta:editing-cycles>1</meta:editing-cycles>
    <meta:document-statistic meta:table-count="1" meta:cell-count="326" meta:object-count="0"/>
    <meta:generator>LibreOffice/6.4.7.2$Linux_X86_64 LibreOffice_project/40$Build-2</meta:generator>
  </office:meta>
</office:document-meta>
</file>